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4*"/>
    </style:style>
    <style:style style:name="Table1.B" style:family="table-column">
      <style:table-column-properties style:column-width="0.9069in" style:rel-column-width="8582*"/>
    </style:style>
    <style:style style:name="Table1.C" style:family="table-column">
      <style:table-column-properties style:column-width="1.8632in" style:rel-column-width="17632*"/>
    </style:style>
    <style:style style:name="Table1.E" style:family="table-column">
      <style:table-column-properties style:column-width="1.3854in" style:rel-column-width="1311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4*"/>
    </style:style>
    <style:style style:name="Table2.B" style:family="table-column">
      <style:table-column-properties style:column-width="1.0903in" style:rel-column-width="10317*"/>
    </style:style>
    <style:style style:name="Table2.C" style:family="table-column">
      <style:table-column-properties style:column-width="1.6799in" style:rel-column-width="15897*"/>
    </style:style>
    <style:style style:name="Table2.E" style:family="table-column">
      <style:table-column-properties style:column-width="1.3854in" style:rel-column-width="1311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291in" style:rel-column-width="12217*"/>
    </style:style>
    <style:style style:name="Table3.B" style:family="table-column">
      <style:table-column-properties style:column-width="1in" style:rel-column-width="9463*"/>
    </style:style>
    <style:style style:name="Table3.C" style:family="table-column">
      <style:table-column-properties style:column-width="1.184in" style:rel-column-width="11205*"/>
    </style:style>
    <style:style style:name="Table3.D" style:family="table-column">
      <style:table-column-properties style:column-width="3.45in" style:rel-column-width="32650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875in" style:rel-column-width="8280*"/>
    </style:style>
    <style:style style:name="Table4.B" style:family="table-column">
      <style:table-column-properties style:column-width="0.975in" style:rel-column-width="9226*"/>
    </style:style>
    <style:style style:name="Table4.C" style:family="table-column">
      <style:table-column-properties style:column-width="1.25in" style:rel-column-width="11829*"/>
    </style:style>
    <style:style style:name="Table4.D" style:family="table-column">
      <style:table-column-properties style:column-width="3.825in" style:rel-column-width="36200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line-height="100%"/>
      <style:text-properties fo:color="#000000" loext:opacity="100%" style:font-name="Liberation Serif" fo:font-size="12pt" fo:language="es" fo:country="CL" officeooo:rsid="00066433" officeooo:paragraph-rsid="0001c240" style:font-size-asian="12pt" style:font-size-complex="12pt"/>
    </style:style>
    <style:style style:name="P2" style:family="paragraph" style:parent-style-name="Text_20_body">
      <style:paragraph-properties fo:margin-left="0.4925in" fo:line-height="100%" fo:text-indent="0in" style:auto-text-indent="false"/>
      <style:text-properties fo:color="#000000" loext:opacity="100%" style:font-name="Liberation Serif" fo:font-size="12pt" fo:language="es" fo:country="CL" officeooo:rsid="00066433" officeooo:paragraph-rsid="0001c240" style:font-size-asian="12pt" style:font-size-complex="12pt"/>
    </style:style>
    <style:style style:name="P3" style:family="paragraph" style:parent-style-name="Text_20_body">
      <style:paragraph-properties fo:margin-left="0in" fo:line-height="100%" fo:text-indent="0in" style:auto-text-indent="false"/>
      <style:text-properties fo:color="#000000" loext:opacity="100%" style:font-name="Liberation Serif" fo:font-size="12pt" fo:language="es" fo:country="CL" officeooo:rsid="00066433" officeooo:paragraph-rsid="0001c240" style:font-size-asian="12pt" style:font-size-complex="12pt"/>
    </style:style>
    <style:style style:name="P4" style:family="paragraph" style:parent-style-name="Standard">
      <style:paragraph-properties fo:line-height="100%"/>
      <style:text-properties fo:color="#000000" loext:opacity="100%" style:font-name="Liberation Serif" fo:font-size="12pt" fo:language="es" fo:country="CL" officeooo:rsid="00085ba8" officeooo:paragraph-rsid="0001c240" style:font-size-asian="12pt" style:font-size-complex="12pt"/>
    </style:style>
    <style:style style:name="P5" style:family="paragraph" style:parent-style-name="Standard">
      <style:paragraph-properties fo:line-height="100%"/>
      <style:text-properties fo:color="#000000" loext:opacity="100%" style:font-name="Liberation Serif" fo:font-size="12pt" fo:language="es" fo:country="CL" officeooo:paragraph-rsid="0001c240" style:font-size-asian="12pt" style:font-size-complex="12pt"/>
    </style:style>
    <style:style style:name="P6" style:family="paragraph" style:parent-style-name="Standard">
      <style:paragraph-properties fo:line-height="100%"/>
      <style:text-properties fo:color="#000000" loext:opacity="100%" style:font-name="Liberation Serif" fo:font-size="12pt" fo:language="es" fo:country="CL" officeooo:rsid="000a00d9" officeooo:paragraph-rsid="0001c240" style:font-size-asian="12pt" style:font-size-complex="12pt"/>
    </style:style>
    <style:style style:name="P7" style:family="paragraph" style:parent-style-name="Text_20_body">
      <style:paragraph-properties fo:margin-left="0in" fo:line-height="100%" fo:text-indent="0in" style:auto-text-indent="false"/>
      <style:text-properties fo:color="#000000" loext:opacity="100%" style:font-name="Liberation Serif" fo:font-size="12pt" fo:language="es" fo:country="CL" officeooo:rsid="000a00d9" officeooo:paragraph-rsid="0001c240" style:font-size-asian="12pt" style:font-size-complex="12pt"/>
    </style:style>
    <style:style style:name="P8" style:family="paragraph" style:parent-style-name="Text_20_body">
      <style:paragraph-properties fo:margin-left="0in" fo:line-height="100%" fo:text-indent="0in" style:auto-text-indent="false"/>
      <style:text-properties fo:color="#000000" loext:opacity="100%" style:font-name="Liberation Serif" fo:font-size="12pt" fo:language="es" fo:country="CL" officeooo:rsid="000ae161" officeooo:paragraph-rsid="0001c240" style:font-size-asian="12pt" style:font-size-complex="12pt"/>
    </style:style>
    <style:style style:name="P9" style:family="paragraph" style:parent-style-name="First_20_Paragraph">
      <style:paragraph-properties fo:margin-left="0in" fo:line-height="100%" fo:text-indent="0in" style:auto-text-indent="false"/>
      <style:text-properties fo:color="#000000" loext:opacity="100%" style:font-name="Liberation Serif" fo:font-size="12pt" fo:language="es" fo:country="CL" fo:font-weight="normal" officeooo:rsid="000ae161" officeooo:paragraph-rsid="00097ec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line-height="100%" fo:text-indent="0in" style:auto-text-indent="false"/>
      <style:text-properties fo:color="#000000" loext:opacity="100%" style:font-name="Liberation Serif" fo:font-size="12pt" fo:language="es" fo:country="CL" fo:font-weight="normal" officeooo:rsid="000ae161" officeooo:paragraph-rsid="000779b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in" fo:line-height="100%" fo:text-indent="0in" style:auto-text-indent="false"/>
      <style:text-properties fo:color="#000000" loext:opacity="100%" style:font-name="Liberation Serif" fo:font-size="12pt" fo:language="es" fo:country="CL" fo:font-weight="normal" officeooo:rsid="0001c240" officeooo:paragraph-rsid="0001c24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in" fo:line-height="100%" fo:text-indent="0in" style:auto-text-indent="false"/>
      <style:text-properties fo:color="#000000" loext:opacity="100%" style:font-name="Liberation Serif" fo:font-size="12pt" fo:language="es" fo:country="CL" fo:font-weight="bold" officeooo:rsid="000ae161" officeooo:paragraph-rsid="00097ec1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in" fo:line-height="100%" fo:text-indent="0in" style:auto-text-indent="false"/>
      <style:text-properties fo:color="#000000" loext:opacity="100%" style:font-name="Liberation Serif" fo:font-size="12pt" fo:language="es" fo:country="CL" fo:font-weight="bold" officeooo:rsid="000ae161" officeooo:paragraph-rsid="0001c240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line-height="100%" fo:text-align="start" style:justify-single-word="false" fo:orphans="2" fo:widows="2"/>
      <style:text-properties fo:color="#000000" loext:opacity="100%" style:font-name="Liberation Serif" fo:font-size="12pt" fo:language="es" fo:country="CL" officeooo:paragraph-rsid="0001c240" style:letter-kerning="false" style:font-name-asian="Aptos" style:font-size-asian="12pt" style:language-asian="en" style:country-asian="US" style:font-size-complex="12pt" style:language-complex="ar" style:country-complex="SA"/>
    </style:style>
    <style:style style:name="P15" style:family="paragraph" style:parent-style-name="Text_20_body">
      <style:paragraph-properties fo:line-height="100%" fo:text-align="end" style:justify-single-word="false" fo:orphans="2" fo:widows="2"/>
      <style:text-properties fo:color="#000000" loext:opacity="100%" style:font-name="Liberation Serif" fo:font-size="12pt" fo:language="es" fo:country="CL" officeooo:paragraph-rsid="0001c240" style:letter-kerning="false" style:font-name-asian="Aptos" style:font-size-asian="12pt" style:language-asian="en" style:country-asian="US" style:font-size-complex="12pt" style:language-complex="ar" style:country-complex="SA"/>
    </style:style>
    <style:style style:name="P16" style:family="paragraph" style:parent-style-name="Standard">
      <style:paragraph-properties fo:margin-left="0in" fo:line-height="100%" fo:text-indent="0in" style:auto-text-indent="false"/>
      <style:text-properties fo:color="#000000" loext:opacity="100%" fo:language="es" fo:country="CL" officeooo:rsid="000ae161" officeooo:paragraph-rsid="0001c240"/>
    </style:style>
    <style:style style:name="P17" style:family="paragraph" style:parent-style-name="Standard">
      <style:paragraph-properties fo:margin-left="0in" fo:line-height="100%" fo:text-indent="0in" style:auto-text-indent="false"/>
      <style:text-properties fo:color="#000000" loext:opacity="100%" fo:language="es" fo:country="CL" officeooo:rsid="000ae161" officeooo:paragraph-rsid="00097ec1"/>
    </style:style>
    <style:style style:name="P18" style:family="paragraph" style:parent-style-name="Standard">
      <style:paragraph-properties fo:margin-left="0in" fo:line-height="100%" fo:text-indent="0in" style:auto-text-indent="false"/>
      <style:text-properties fo:color="#000000" loext:opacity="100%" fo:language="es" fo:country="CL" officeooo:rsid="000ae161" officeooo:paragraph-rsid="000b66ad"/>
    </style:style>
    <style:style style:name="P19" style:family="paragraph" style:parent-style-name="Standard">
      <style:paragraph-properties fo:margin-left="0in" fo:line-height="100%" fo:text-indent="0in" style:auto-text-indent="false"/>
      <style:text-properties fo:color="#000000" loext:opacity="100%" fo:language="es" fo:country="CL" officeooo:rsid="000ae161" officeooo:paragraph-rsid="000b7b3a"/>
    </style:style>
    <style:style style:name="P20" style:family="paragraph" style:parent-style-name="Standard">
      <style:paragraph-properties fo:margin-left="0in" fo:line-height="100%" fo:text-indent="0in" style:auto-text-indent="false"/>
      <style:text-properties fo:color="#000000" loext:opacity="100%" fo:language="es" fo:country="CL" officeooo:rsid="000ae161" officeooo:paragraph-rsid="000c6f55"/>
    </style:style>
    <style:style style:name="P21" style:family="paragraph" style:parent-style-name="Standard">
      <style:paragraph-properties fo:margin-left="0in" fo:line-height="100%" fo:text-indent="0in" style:auto-text-indent="false"/>
      <style:text-properties fo:color="#000000" loext:opacity="100%" fo:language="es" fo:country="CL" officeooo:rsid="000ae161" officeooo:paragraph-rsid="00091f17"/>
    </style:style>
    <style:style style:name="P22" style:family="paragraph" style:parent-style-name="Standard">
      <style:paragraph-properties fo:margin-left="0in" fo:line-height="100%" fo:text-indent="0in" style:auto-text-indent="false"/>
      <style:text-properties fo:color="#000000" loext:opacity="100%" fo:language="es" fo:country="CL" officeooo:rsid="000ae161" officeooo:paragraph-rsid="000e5340"/>
    </style:style>
    <style:style style:name="P23" style:family="paragraph" style:parent-style-name="Standard">
      <style:paragraph-properties fo:margin-left="0in" fo:line-height="100%" fo:text-indent="0in" style:auto-text-indent="false"/>
      <style:text-properties fo:color="#000000" loext:opacity="100%" fo:language="es" fo:country="CL" officeooo:rsid="000ae161" officeooo:paragraph-rsid="000783b1"/>
    </style:style>
    <style:style style:name="P24" style:family="paragraph" style:parent-style-name="Standard">
      <style:paragraph-properties fo:margin-left="0in" fo:line-height="100%" fo:text-indent="0in" style:auto-text-indent="false"/>
      <style:text-properties fo:color="#000000" loext:opacity="100%" fo:language="es" fo:country="CL" fo:font-weight="bold" officeooo:rsid="000ae161" officeooo:paragraph-rsid="000c6f55" style:font-weight-asian="bold" style:font-weight-complex="bold"/>
    </style:style>
    <style:style style:name="P25" style:family="paragraph" style:parent-style-name="Standard">
      <style:paragraph-properties fo:margin-left="0in" fo:line-height="100%" fo:text-indent="0in" style:auto-text-indent="false"/>
      <style:text-properties fo:color="#000000" loext:opacity="100%" fo:language="es" fo:country="CL" fo:font-weight="bold" officeooo:rsid="000e5340" officeooo:paragraph-rsid="000e5340" style:font-weight-asian="bold" style:font-weight-complex="bold"/>
    </style:style>
    <style:style style:name="P26" style:family="paragraph" style:parent-style-name="Text_20_body">
      <style:paragraph-properties fo:line-height="100%"/>
      <style:text-properties fo:color="#000000" loext:opacity="100%" fo:language="es" fo:country="CL" fo:font-weight="bold" style:font-weight-asian="bold" style:font-weight-complex="bold"/>
    </style:style>
    <style:style style:name="P27" style:family="paragraph" style:parent-style-name="Standard">
      <style:paragraph-properties fo:margin-left="0in" fo:line-height="100%" fo:text-indent="0in" style:auto-text-indent="false"/>
      <style:text-properties fo:color="#000000" loext:opacity="100%" fo:language="es" fo:country="CL" officeooo:rsid="000e5340" officeooo:paragraph-rsid="000e5340"/>
    </style:style>
    <style:style style:name="P28" style:family="paragraph" style:parent-style-name="Table_20_Contents">
      <style:text-properties fo:language="es" fo:country="CL" officeooo:rsid="000f8889" officeooo:paragraph-rsid="000f8889"/>
    </style:style>
    <style:style style:name="P29" style:family="paragraph" style:parent-style-name="Table_20_Contents">
      <style:text-properties fo:language="es" fo:country="CL" officeooo:rsid="001112d6" officeooo:paragraph-rsid="001112d6"/>
    </style:style>
    <style:style style:name="P30" style:family="paragraph" style:parent-style-name="Table_20_Contents">
      <style:text-properties officeooo:rsid="001112d6" officeooo:paragraph-rsid="001112d6"/>
    </style:style>
    <style:style style:name="P31" style:family="paragraph" style:parent-style-name="Table_20_Contents">
      <style:text-properties officeooo:rsid="0011b88a" officeooo:paragraph-rsid="0011b88a"/>
    </style:style>
    <style:style style:name="P32" style:family="paragraph" style:parent-style-name="Table_20_Contents">
      <style:text-properties officeooo:rsid="00122cca" officeooo:paragraph-rsid="00122cca"/>
    </style:style>
    <style:style style:name="P33" style:family="paragraph" style:parent-style-name="Text_20_body">
      <style:paragraph-properties fo:margin-left="0in" fo:line-height="100%" fo:text-indent="0in" style:auto-text-indent="false"/>
      <style:text-properties fo:color="#000000" loext:opacity="100%" style:font-name="Liberation Serif" fo:font-size="12pt" fo:language="es" fo:country="CL" fo:font-weight="bold" officeooo:rsid="00085ba8" officeooo:paragraph-rsid="0001c240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margin-left="0in" fo:line-height="100%" fo:text-indent="0in" style:auto-text-indent="false"/>
      <style:text-properties fo:color="#000000" loext:opacity="100%" style:font-name="Liberation Serif" fo:font-size="12pt" fo:language="es" fo:country="CL" fo:font-weight="bold" officeooo:rsid="000a00d9" officeooo:paragraph-rsid="0001c240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line-height="100%"/>
      <style:text-properties fo:color="#000000" loext:opacity="100%" fo:language="es" fo:country="CL" fo:font-weight="bold" style:font-weight-asian="bold" style:font-weight-complex="bold"/>
    </style:style>
    <style:style style:name="P36" style:family="paragraph" style:parent-style-name="Standard">
      <style:paragraph-properties fo:margin-left="0in" fo:line-height="100%" fo:text-indent="0in" style:auto-text-indent="false"/>
      <style:text-properties fo:color="#000000" loext:opacity="100%" style:font-name="Liberation Serif" fo:font-size="12pt" fo:language="es" fo:country="CL" fo:font-weight="normal" officeooo:rsid="000ae161" officeooo:paragraph-rsid="000779bc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in" fo:line-height="100%" fo:text-indent="0in" style:auto-text-indent="false"/>
      <style:text-properties fo:color="#000000" loext:opacity="100%" style:font-name="Liberation Serif" fo:font-size="12pt" fo:language="es" fo:country="CL" fo:font-weight="bold" officeooo:rsid="0001c240" officeooo:paragraph-rsid="0001c240" style:font-size-asian="12pt" style:font-weight-asian="bold" style:font-size-complex="12pt" style:font-weight-complex="bold"/>
    </style:style>
    <style:style style:name="T1" style:family="text">
      <style:text-properties fo:font-weight="normal" officeooo:rsid="000b7b3a" style:font-weight-asian="normal" style:font-weight-complex="normal"/>
    </style:style>
    <style:style style:name="T2" style:family="text">
      <style:text-properties fo:font-weight="normal" officeooo:rsid="000c6f55" style:font-weight-asian="normal" style:font-weight-complex="normal"/>
    </style:style>
    <style:style style:name="T3" style:family="text">
      <style:text-properties fo:font-weight="normal" officeooo:rsid="000e5340" style:font-weight-asian="normal" style:font-weight-complex="normal"/>
    </style:style>
    <style:style style:name="T4" style:family="text">
      <style:text-properties officeooo:rsid="00085ba8"/>
    </style:style>
    <style:style style:name="T5" style:family="text">
      <style:text-properties officeooo:rsid="000a00d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001c240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02d276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097ec1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0b66ad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0b7b3a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0e5340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Liberation Serif" fo:font-size="12pt" fo:font-weight="bold" officeooo:rsid="0004a5ed" style:font-size-asian="12pt" style:font-weight-asian="bold" style:font-size-complex="12pt" style:font-weight-complex="bold"/>
    </style:style>
    <style:style style:name="T16" style:family="text">
      <style:text-properties style:font-name="Liberation Serif" fo:font-size="12pt" fo:font-weight="bold" officeooo:rsid="0001c240" style:font-size-asian="12pt" style:font-weight-asian="bold" style:font-size-complex="12pt" style:font-weight-complex="bold"/>
    </style:style>
    <style:style style:name="T17" style:family="text">
      <style:text-properties style:font-name="Liberation Serif" fo:font-size="12pt" fo:font-weight="bold" officeooo:rsid="000b66ad" style:font-size-asian="12pt" style:font-weight-asian="bold" style:font-size-complex="12pt" style:font-weight-complex="bold"/>
    </style:style>
    <style:style style:name="T18" style:family="text">
      <style:text-properties officeooo:rsid="0004a5ed"/>
    </style:style>
    <style:style style:name="T19" style:family="text">
      <style:text-properties officeooo:rsid="00097ec1"/>
    </style:style>
    <style:style style:name="T20" style:family="text">
      <style:text-properties officeooo:rsid="001112d6"/>
    </style:style>
    <style:style style:name="T21" style:family="text">
      <style:text-properties officeooo:rsid="00122c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PI REST TechStore</text:h>
      <text:p text:style-name="P1"/>
      <text:p text:style-name="P1">URL PRINCIPAL: https://techstore.cl</text:p>
      <text:p text:style-name="P1">VERSIONADO: /api/v1/</text:p>
      <text:p text:style-name="P1">CABECERAS:</text:p>
      <text:p text:style-name="P2">1. Content-Type: application/json; charset=utf-8.</text:p>
      <text:p text:style-name="P2">2. Accept: application/json.</text:p>
      <text:p text:style-name="P2">3. Authorization: Bearer &lt;jwt-token&gt;.</text:p>
      <text:p text:style-name="P2">4. Idempotency-Key: &lt;unique-key&gt;</text:p>
      <text:p text:style-name="P3"/>
      <text:p text:style-name="P33">ENDPOINTS DE PRODUCTO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4">Recurso</text:p>
          </table:table-cell>
          <table:table-cell table:style-name="Table1.A1" office:value-type="string">
            <text:p text:style-name="P4">Método</text:p>
          </table:table-cell>
          <table:table-cell table:style-name="Table1.A1" office:value-type="string">
            <text:p text:style-name="P4">URI</text:p>
          </table:table-cell>
          <table:table-cell table:style-name="Table1.A1" office:value-type="string">
            <text:p text:style-name="P4">Descripción</text:p>
          </table:table-cell>
          <table:table-cell table:style-name="Table1.E1" office:value-type="string">
            <text:p text:style-name="P4">Códigos de respuesta</text:p>
          </table:table-cell>
        </table:table-row>
        <table:table-row>
          <table:table-cell table:style-name="Table1.A2" office:value-type="string">
            <text:p text:style-name="P4">Lista de productos</text:p>
          </table:table-cell>
          <table:table-cell table:style-name="Table1.A2" office:value-type="string">
            <text:p text:style-name="P4">GET</text:p>
          </table:table-cell>
          <table:table-cell table:style-name="Table1.A2" office:value-type="string">
            <text:p text:style-name="P5">/api/v1/products</text:p>
          </table:table-cell>
          <table:table-cell table:style-name="Table1.A2" office:value-type="string">
            <text:p text:style-name="P4">Listar productos</text:p>
          </table:table-cell>
          <table:table-cell table:style-name="Table1.E2" office:value-type="string">
            <text:p text:style-name="P6">200, 400</text:p>
          </table:table-cell>
        </table:table-row>
        <table:table-row>
          <table:table-cell table:style-name="Table1.A2" office:value-type="string">
            <text:p text:style-name="P4">Crear Producto</text:p>
          </table:table-cell>
          <table:table-cell table:style-name="Table1.A2" office:value-type="string">
            <text:p text:style-name="P4">POST</text:p>
          </table:table-cell>
          <table:table-cell table:style-name="Table1.A2" office:value-type="string">
            <text:p text:style-name="P5">/api/v1/products</text:p>
          </table:table-cell>
          <table:table-cell table:style-name="Table1.A2" office:value-type="string">
            <text:p text:style-name="P4">Crear un nuevo producto</text:p>
          </table:table-cell>
          <table:table-cell table:style-name="Table1.E2" office:value-type="string">
            <text:p text:style-name="P6">201, 400, 401, 403</text:p>
          </table:table-cell>
        </table:table-row>
        <table:table-row>
          <table:table-cell table:style-name="Table1.A2" office:value-type="string">
            <text:p text:style-name="P4">Obtener Producto</text:p>
          </table:table-cell>
          <table:table-cell table:style-name="Table1.A2" office:value-type="string">
            <text:p text:style-name="P4">GET</text:p>
          </table:table-cell>
          <table:table-cell table:style-name="Table1.A2" office:value-type="string">
            <text:p text:style-name="P5">/api/v1/products/<text:span text:style-name="T4">{id}</text:span></text:p>
          </table:table-cell>
          <table:table-cell table:style-name="Table1.A2" office:value-type="string">
            <text:p text:style-name="P4">Detalle de un producto</text:p>
          </table:table-cell>
          <table:table-cell table:style-name="Table1.E2" office:value-type="string">
            <text:p text:style-name="P6">200, 404</text:p>
          </table:table-cell>
        </table:table-row>
        <table:table-row>
          <table:table-cell table:style-name="Table1.A2" office:value-type="string">
            <text:p text:style-name="P4">Reemplazar Producto</text:p>
          </table:table-cell>
          <table:table-cell table:style-name="Table1.A2" office:value-type="string">
            <text:p text:style-name="P4">PUT</text:p>
          </table:table-cell>
          <table:table-cell table:style-name="Table1.A2" office:value-type="string">
            <text:p text:style-name="P5">/api/v1/products/<text:span text:style-name="T4">{id}</text:span></text:p>
          </table:table-cell>
          <table:table-cell table:style-name="Table1.A2" office:value-type="string">
            <text:p text:style-name="P6">Modificar completamente el producto</text:p>
          </table:table-cell>
          <table:table-cell table:style-name="Table1.E2" office:value-type="string">
            <text:p text:style-name="P6">200, 400, 404</text:p>
          </table:table-cell>
        </table:table-row>
        <table:table-row>
          <table:table-cell table:style-name="Table1.A2" office:value-type="string">
            <text:p text:style-name="P4">Actualizar Parcialmente</text:p>
          </table:table-cell>
          <table:table-cell table:style-name="Table1.A2" office:value-type="string">
            <text:p text:style-name="P4">PATCH</text:p>
          </table:table-cell>
          <table:table-cell table:style-name="Table1.A2" office:value-type="string">
            <text:p text:style-name="P5">/api/v1/products/<text:span text:style-name="T4">{id}</text:span></text:p>
          </table:table-cell>
          <table:table-cell table:style-name="Table1.A2" office:value-type="string">
            <text:p text:style-name="P4">Modificar parcialmente el producto</text:p>
          </table:table-cell>
          <table:table-cell table:style-name="Table1.E2" office:value-type="string">
            <text:p text:style-name="P6">200, 400, 404</text:p>
          </table:table-cell>
        </table:table-row>
        <table:table-row>
          <table:table-cell table:style-name="Table1.A2" office:value-type="string">
            <text:p text:style-name="P14">Eliminar producto</text:p>
          </table:table-cell>
          <table:table-cell table:style-name="Table1.A2" office:value-type="string">
            <text:p text:style-name="P15">DELETE</text:p>
          </table:table-cell>
          <table:table-cell table:style-name="Table1.A2" office:value-type="string">
            <text:p text:style-name="P5">/api/v1/products/<text:span text:style-name="T4">{id}</text:span></text:p>
          </table:table-cell>
          <table:table-cell table:style-name="Table1.A2" office:value-type="string">
            <text:p text:style-name="P6">Eliminar <text:span text:style-name="T18">producto </text:span>(soft <text:span text:style-name="T18">y hard</text:span>)</text:p>
          </table:table-cell>
          <table:table-cell table:style-name="Table1.E2" office:value-type="string">
            <text:p text:style-name="P6">204, 404</text:p>
          </table:table-cell>
        </table:table-row>
      </table:table>
      <text:p text:style-name="P3"/>
      <text:p text:style-name="P7"/>
      <text:p text:style-name="P7"/>
      <text:p text:style-name="P34">ENDPOINTS DE CATEGORÍ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4">Recurso</text:p>
          </table:table-cell>
          <table:table-cell table:style-name="Table2.A1" office:value-type="string">
            <text:p text:style-name="P4">Método</text:p>
          </table:table-cell>
          <table:table-cell table:style-name="Table2.A1" office:value-type="string">
            <text:p text:style-name="P4">URI</text:p>
          </table:table-cell>
          <table:table-cell table:style-name="Table2.A1" office:value-type="string">
            <text:p text:style-name="P4">Descripción</text:p>
          </table:table-cell>
          <table:table-cell table:style-name="Table2.E1" office:value-type="string">
            <text:p text:style-name="P4">Códigos de respuesta</text:p>
          </table:table-cell>
        </table:table-row>
        <table:table-row>
          <table:table-cell table:style-name="Table2.A2" office:value-type="string">
            <text:p text:style-name="P14">Lista categorías</text:p>
          </table:table-cell>
          <table:table-cell table:style-name="Table2.A2" office:value-type="string">
            <text:p text:style-name="P15">GET</text:p>
          </table:table-cell>
          <table:table-cell table:style-name="Table2.A2" office:value-type="string">
            <text:p text:style-name="P5">/api/v1/<text:span text:style-name="T5">categories</text:span></text:p>
          </table:table-cell>
          <table:table-cell table:style-name="Table2.A2" office:value-type="string">
            <text:p text:style-name="P14">Listar categorías (anidadas opcional)</text:p>
          </table:table-cell>
          <table:table-cell table:style-name="Table2.E2" office:value-type="string">
            <text:p text:style-name="P14">200</text:p>
          </table:table-cell>
        </table:table-row>
        <text:soft-page-break/>
        <table:table-row>
          <table:table-cell table:style-name="Table2.A2" office:value-type="string">
            <text:p text:style-name="P14">Crear categoría</text:p>
          </table:table-cell>
          <table:table-cell table:style-name="Table2.A2" office:value-type="string">
            <text:p text:style-name="P15">POST</text:p>
          </table:table-cell>
          <table:table-cell table:style-name="Table2.A2" office:value-type="string">
            <text:p text:style-name="P5">/api/v1/<text:span text:style-name="T5">categories</text:span></text:p>
          </table:table-cell>
          <table:table-cell table:style-name="Table2.A2" office:value-type="string">
            <text:p text:style-name="P14">Crear categoría</text:p>
          </table:table-cell>
          <table:table-cell table:style-name="Table2.E2" office:value-type="string">
            <text:p text:style-name="P14">201, 400</text:p>
          </table:table-cell>
        </table:table-row>
        <table:table-row>
          <table:table-cell table:style-name="Table2.A2" office:value-type="string">
            <text:p text:style-name="P14">Obtener categoría</text:p>
          </table:table-cell>
          <table:table-cell table:style-name="Table2.A2" office:value-type="string">
            <text:p text:style-name="P15">GET</text:p>
          </table:table-cell>
          <table:table-cell table:style-name="Table2.A2" office:value-type="string">
            <text:p text:style-name="P5">/api/v1/<text:span text:style-name="T5">categories</text:span>/<text:span text:style-name="T4">{id}</text:span></text:p>
          </table:table-cell>
          <table:table-cell table:style-name="Table2.A2" office:value-type="string">
            <text:p text:style-name="P14">Detalle categoría</text:p>
          </table:table-cell>
          <table:table-cell table:style-name="Table2.E2" office:value-type="string">
            <text:p text:style-name="P14">200, 404</text:p>
          </table:table-cell>
        </table:table-row>
        <table:table-row>
          <table:table-cell table:style-name="Table2.A2" office:value-type="string">
            <text:p text:style-name="P14">Actualizar categoría</text:p>
          </table:table-cell>
          <table:table-cell table:style-name="Table2.A2" office:value-type="string">
            <text:p text:style-name="P15">PUT/PATCH</text:p>
          </table:table-cell>
          <table:table-cell table:style-name="Table2.A2" office:value-type="string">
            <text:p text:style-name="P5">/api/v1/<text:span text:style-name="T5">categories</text:span>/<text:span text:style-name="T4">{id}</text:span></text:p>
          </table:table-cell>
          <table:table-cell table:style-name="Table2.A2" office:value-type="string">
            <text:p text:style-name="P14">Reemplazar/parcial</text:p>
          </table:table-cell>
          <table:table-cell table:style-name="Table2.E2" office:value-type="string">
            <text:p text:style-name="P14">200, 400, 404</text:p>
          </table:table-cell>
        </table:table-row>
        <table:table-row>
          <table:table-cell table:style-name="Table2.A2" office:value-type="string">
            <text:p text:style-name="P14">Eliminar categoría</text:p>
          </table:table-cell>
          <table:table-cell table:style-name="Table2.A2" office:value-type="string">
            <text:p text:style-name="P15">DELETE</text:p>
          </table:table-cell>
          <table:table-cell table:style-name="Table2.A2" office:value-type="string">
            <text:p text:style-name="P5">/api/v1/<text:span text:style-name="T5">categories</text:span>/<text:span text:style-name="T4">{id}</text:span></text:p>
          </table:table-cell>
          <table:table-cell table:style-name="Table2.A2" office:value-type="string">
            <text:p text:style-name="P14">Eliminar categoría <text:span text:style-name="T18">(soft y hard)</text:span></text:p>
          </table:table-cell>
          <table:table-cell table:style-name="Table2.E2" office:value-type="string">
            <text:p text:style-name="P14">20<text:span text:style-name="T18">2</text:span>, <text:span text:style-name="T18">204,</text:span> 409, 404</text:p>
          </table:table-cell>
        </table:table-row>
      </table:table>
      <text:p text:style-name="P7"/>
      <text:p text:style-name="P8">DISEÑO DE LOS ENDPOINTS</text:p>
      <text:p text:style-name="P26">Producto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8">Campo</text:p>
          </table:table-cell>
          <table:table-cell table:style-name="Table3.A1" office:value-type="string">
            <text:p text:style-name="P28">Tipo</text:p>
          </table:table-cell>
          <table:table-cell table:style-name="Table3.A1" office:value-type="string">
            <text:p text:style-name="P28">Requerido</text:p>
          </table:table-cell>
          <table:table-cell table:style-name="Table3.D1" office:value-type="string">
            <text:p text:style-name="P28">Descripción</text:p>
          </table:table-cell>
        </table:table-row>
        <table:table-row>
          <table:table-cell table:style-name="Table3.A2" office:value-type="string">
            <text:p text:style-name="P28">id</text:p>
          </table:table-cell>
          <table:table-cell table:style-name="Table3.A2" office:value-type="string">
            <text:p text:style-name="P28">uuid</text:p>
          </table:table-cell>
          <table:table-cell table:style-name="Table3.A2" office:value-type="string">
            <text:p text:style-name="P28">no</text:p>
          </table:table-cell>
          <table:table-cell table:style-name="Table3.D2" office:value-type="string">
            <text:p text:style-name="P28">Identificador público <text:span text:style-name="T20">(set del servidor)</text:span></text:p>
          </table:table-cell>
        </table:table-row>
        <table:table-row>
          <table:table-cell table:style-name="Table3.A2" office:value-type="string">
            <text:p text:style-name="P28">name</text:p>
          </table:table-cell>
          <table:table-cell table:style-name="Table3.A2" office:value-type="string">
            <text:p text:style-name="P28">string</text:p>
          </table:table-cell>
          <table:table-cell table:style-name="Table3.A2" office:value-type="string">
            <text:p text:style-name="P28">si</text:p>
          </table:table-cell>
          <table:table-cell table:style-name="Table3.D2" office:value-type="string">
            <text:p text:style-name="P28">Nombre comercial</text:p>
          </table:table-cell>
        </table:table-row>
        <table:table-row>
          <table:table-cell table:style-name="Table3.A2" office:value-type="string">
            <text:p text:style-name="P28">sku</text:p>
          </table:table-cell>
          <table:table-cell table:style-name="Table3.A2" office:value-type="string">
            <text:p text:style-name="P28">string</text:p>
          </table:table-cell>
          <table:table-cell table:style-name="Table3.A2" office:value-type="string">
            <text:p text:style-name="P28">si</text:p>
          </table:table-cell>
          <table:table-cell table:style-name="Table3.D2" office:value-type="string">
            <text:p text:style-name="P28">Stock keeping unit</text:p>
          </table:table-cell>
        </table:table-row>
        <table:table-row>
          <table:table-cell table:style-name="Table3.A2" office:value-type="string">
            <text:p text:style-name="P28">description</text:p>
          </table:table-cell>
          <table:table-cell table:style-name="Table3.A2" office:value-type="string">
            <text:p text:style-name="P28">string</text:p>
          </table:table-cell>
          <table:table-cell table:style-name="Table3.A2" office:value-type="string">
            <text:p text:style-name="P28">no</text:p>
          </table:table-cell>
          <table:table-cell table:style-name="Table3.D2" office:value-type="string">
            <text:p text:style-name="P28">Descripción larga del producto</text:p>
          </table:table-cell>
        </table:table-row>
        <table:table-row>
          <table:table-cell table:style-name="Table3.A2" office:value-type="string">
            <text:p text:style-name="P28">price</text:p>
          </table:table-cell>
          <table:table-cell table:style-name="Table3.A2" office:value-type="string">
            <text:p text:style-name="P28">double</text:p>
          </table:table-cell>
          <table:table-cell table:style-name="Table3.A2" office:value-type="string">
            <text:p text:style-name="P28">si</text:p>
          </table:table-cell>
          <table:table-cell table:style-name="Table3.D2" office:value-type="string">
            <text:p text:style-name="P28">Precio unitario del producto</text:p>
          </table:table-cell>
        </table:table-row>
        <table:table-row>
          <table:table-cell table:style-name="Table3.A2" office:value-type="string">
            <text:p text:style-name="P28">currency</text:p>
          </table:table-cell>
          <table:table-cell table:style-name="Table3.A2" office:value-type="string">
            <text:p text:style-name="P28">string</text:p>
          </table:table-cell>
          <table:table-cell table:style-name="Table3.A2" office:value-type="string">
            <text:p text:style-name="P28">si</text:p>
          </table:table-cell>
          <table:table-cell table:style-name="Table3.D2" office:value-type="string">
            <text:p text:style-name="P29">Tipo de moneda </text:p>
          </table:table-cell>
        </table:table-row>
        <table:table-row>
          <table:table-cell table:style-name="Table3.A2" office:value-type="string">
            <text:p text:style-name="P28">stock</text:p>
          </table:table-cell>
          <table:table-cell table:style-name="Table3.A2" office:value-type="string">
            <text:p text:style-name="P28">integer</text:p>
          </table:table-cell>
          <table:table-cell table:style-name="Table3.A2" office:value-type="string">
            <text:p text:style-name="P28">si</text:p>
          </table:table-cell>
          <table:table-cell table:style-name="Table3.D2" office:value-type="string">
            <text:p text:style-name="P29">Unidades disponibles</text:p>
          </table:table-cell>
        </table:table-row>
        <table:table-row>
          <table:table-cell table:style-name="Table3.A2" office:value-type="string">
            <text:p text:style-name="P28">category_id</text:p>
          </table:table-cell>
          <table:table-cell table:style-name="Table3.A2" office:value-type="string">
            <text:p text:style-name="P28">uuid</text:p>
          </table:table-cell>
          <table:table-cell table:style-name="Table3.A2" office:value-type="string">
            <text:p text:style-name="P28">si</text:p>
          </table:table-cell>
          <table:table-cell table:style-name="Table3.D2" office:value-type="string">
            <text:p text:style-name="P29">FK a categoría</text:p>
          </table:table-cell>
        </table:table-row>
        <table:table-row>
          <table:table-cell table:style-name="Table3.A2" office:value-type="string">
            <text:p text:style-name="P28">is_active</text:p>
          </table:table-cell>
          <table:table-cell table:style-name="Table3.A2" office:value-type="string">
            <text:p text:style-name="P28">boolean</text:p>
          </table:table-cell>
          <table:table-cell table:style-name="Table3.A2" office:value-type="string">
            <text:p text:style-name="P28">no (default true)</text:p>
          </table:table-cell>
          <table:table-cell table:style-name="Table3.D2" office:value-type="string">
            <text:p text:style-name="P29">Si el producto está activo (soft delete usa false)</text:p>
          </table:table-cell>
        </table:table-row>
        <table:table-row>
          <table:table-cell table:style-name="Table3.A2" office:value-type="string">
            <text:p text:style-name="P28">created_at</text:p>
          </table:table-cell>
          <table:table-cell table:style-name="Table3.A2" office:value-type="string">
            <text:p text:style-name="P28">string</text:p>
          </table:table-cell>
          <table:table-cell table:style-name="Table3.A2" office:value-type="string">
            <text:p text:style-name="P28">no</text:p>
          </table:table-cell>
          <table:table-cell table:style-name="Table3.D2" office:value-type="string">
            <text:p text:style-name="P29">Fecha de creación (set del servidor)</text:p>
          </table:table-cell>
        </table:table-row>
        <table:table-row>
          <table:table-cell table:style-name="Table3.A2" office:value-type="string">
            <text:p text:style-name="P28">updated_at</text:p>
          </table:table-cell>
          <table:table-cell table:style-name="Table3.A2" office:value-type="string">
            <text:p text:style-name="P28">string</text:p>
          </table:table-cell>
          <table:table-cell table:style-name="Table3.A2" office:value-type="string">
            <text:p text:style-name="P28">no</text:p>
          </table:table-cell>
          <table:table-cell table:style-name="Table3.D2" office:value-type="string">
            <text:p text:style-name="P29">Fecha de última modificación (set del servidor)</text:p>
          </table:table-cell>
        </table:table-row>
        <table:table-row>
          <table:table-cell table:style-name="Table3.A2" office:value-type="string">
            <text:p text:style-name="P28">deleted_at</text:p>
          </table:table-cell>
          <table:table-cell table:style-name="Table3.A2" office:value-type="string">
            <text:p text:style-name="P28">string/null</text:p>
          </table:table-cell>
          <table:table-cell table:style-name="Table3.A2" office:value-type="string">
            <text:p text:style-name="P28">no</text:p>
          </table:table-cell>
          <table:table-cell table:style-name="Table3.D2" office:value-type="string">
            <text:p text:style-name="P29">Fecha de eliminación (soft delete/set del servidor)</text:p>
          </table:table-cell>
        </table:table-row>
        <table:table-row>
          <table:table-cell table:style-name="Table3.A2" office:value-type="string">
            <text:p text:style-name="P28">links</text:p>
          </table:table-cell>
          <table:table-cell table:style-name="Table3.A2" office:value-type="string">
            <text:p text:style-name="P28">object</text:p>
          </table:table-cell>
          <table:table-cell table:style-name="Table3.A2" office:value-type="string">
            <text:p text:style-name="P28">no</text:p>
          </table:table-cell>
          <table:table-cell table:style-name="Table3.D2" office:value-type="string">
            <text:p text:style-name="P29">Link del recurso (set del servidor)</text:p>
          </table:table-cell>
        </table:table-row>
      </table:table>
      <text:p text:style-name="P26"/>
      <text:p text:style-name="P13"><text:bookmark-start text:name="__DdeLink__2171_2267388241"/>GET /api/v1/products: </text:p>
      <text:p text:style-name="P9"><text:span text:style-name="T19">Retorna una l</text:span>ista productos.</text:p>
      <text:p text:style-name="P13">Respuesta (200 OK)<text:bookmark-end text:name="__DdeLink__2171_2267388241"/></text:p>
      <text:p text:style-name="P10"><text:line-break/>{</text:p>
      <text:p text:style-name="P10"><text:s text:c="2"/>"meta": { "page": 1, "per_page": 20, "total": 234 },</text:p>
      <text:p text:style-name="P10"><text:s text:c="2"/>"data": [</text:p>
      <text:p text:style-name="P10"><text:s text:c="4"/>{</text:p>
      <text:p text:style-name="P10"><text:s text:c="6"/>"id": "3d8c...",</text:p>
      <text:p text:style-name="P10"><text:s text:c="6"/>"name": "Auriculares Ryzen",</text:p>
      <text:p text:style-name="P10"><text:s text:c="6"/>"sku": "XYZ-001",</text:p>
      <text:p text:style-name="P10"><text:soft-page-break/><text:s text:c="6"/>"description": "Auriculares gaming.",</text:p>
      <text:p text:style-name="P10"><text:s text:c="6"/>"price": 49990,</text:p>
      <text:p text:style-name="P10"><text:s text:c="6"/>"currency": "CLP",</text:p>
      <text:p text:style-name="P10"><text:s text:c="6"/>"stock": 12,</text:p>
      <text:p text:style-name="P10"><text:s text:c="6"/>"category_id": "a5f1b...",</text:p>
      <text:p text:style-name="P10"><text:s text:c="6"/>"is_active": true,</text:p>
      <text:p text:style-name="P10"><text:s text:c="6"/>"created_at": "2025-07-01T12:00:00Z",</text:p>
      <text:p text:style-name="P10"><text:s text:c="6"/>"updated_at": "2025-07-10T09:00:00Z",</text:p>
      <text:p text:style-name="P10"><text:s text:c="6"/>"links": {</text:p>
      <text:p text:style-name="P10"><text:s text:c="8"/>"self": "/api/v1/products/3d8c..."</text:p>
      <text:p text:style-name="P10"><text:s text:c="6"/>}</text:p>
      <text:p text:style-name="P10"><text:s text:c="4"/>}</text:p>
      <text:p text:style-name="P10"><text:s text:c="2"/>]</text:p>
      <text:p text:style-name="P10">}</text:p>
      <text:p text:style-name="P16"><text:span text:style-name="T7"/></text:p>
      <text:p text:style-name="P16"><text:span text:style-name="T7"/></text:p>
      <text:p text:style-name="P12">POST /api/v1/products</text:p>
      <text:p text:style-name="P17"><text:span text:style-name="T7">Crear nuevo producto. </text:span><text:span text:style-name="T10">Retorna el producto recién creado.</text:span><text:span text:style-name="T14"><text:line-break/>Respuesta (201 Created):</text:span><text:span text:style-name="T7"><text:line-break/><text:line-break/>{<text:line-break/></text:span><text:span text:style-name="T8"> <text:s/>"id": "3d8c...",</text:span><text:span text:style-name="T7"><text:line-break/> <text:s/>"name": "Auriculares Ryzen",<text:line-break/> <text:s/>"sku": "XYZ-001",<text:line-break/> <text:s/>"description": "Auriculares gaming.",<text:line-break/> <text:s/>"price": 49990,<text:line-break/> <text:s/>"currency": "CLP",<text:line-break/> <text:s/>"stock": 12,<text:line-break/></text:span><text:span text:style-name="T8"> <text:s/>"category_id": "</text:span><text:span text:style-name="T7">a5f1b...</text:span><text:span text:style-name="T8">",</text:span><text:span text:style-name="T7"><text:line-break/> <text:s/>"is_active": true,<text:line-break/> <text:s/>"created_at": "2025-07-01T12:00:00Z",<text:line-break/> <text:s/>"updated_at": "2025-07-01T12:00:00Z",<text:line-break/> <text:s/>"links": {<text:line-break/> <text:s text:c="3"/>"self": "/api/v1/products/3d8c..."<text:line-break/> <text:s/>}<text:line-break/>}<text:line-break/><text:line-break/><text:line-break/></text:span><text:span text:style-name="T14">GET /api/v1/products/{id}</text:span></text:p>
      <text:p text:style-name="P17"><text:span text:style-name="T10">Obtiene un producto específico.</text:span><text:span text:style-name="T14"><text:line-break/>Respuesta (200 OK):<text:line-break/></text:span><text:span text:style-name="T7"><text:line-break/>{<text:line-break/></text:span><text:span text:style-name="T8"> <text:s/>"id": "3d8c...",</text:span><text:span text:style-name="T7"><text:line-break/> <text:s/>"name": "Auriculares Ryzen",<text:line-break/> <text:s/>"sku": "XYZ-001",<text:line-break/> <text:s/>"description": "Auriculares gaming.",<text:line-break/> <text:s/>"price": 49990,<text:line-break/> <text:s/>"currency": "CLP",<text:line-break/></text:span><text:soft-page-break/><text:span text:style-name="T7"> <text:s/>"stock": 12,<text:line-break/></text:span><text:span text:style-name="T8"> <text:s/>"category_id": "</text:span><text:span text:style-name="T7">a5f1b...</text:span><text:span text:style-name="T8">",</text:span><text:span text:style-name="T7"><text:line-break/> <text:s/>"is_active": true,<text:line-break/> <text:s/>"created_at": "2025-07-01T12:00:00Z",<text:line-break/> <text:s/>"updated_at": "2025-07-10T09:00:00Z",<text:line-break/> <text:s/>"links": {<text:line-break/> <text:s text:c="3"/>"self": "/api/v1/products/3d8c..."<text:line-break/> <text:s/>}<text:line-break/>}<text:line-break/></text:span></text:p>
      <text:p text:style-name="P17"><text:span text:style-name="T7"><text:line-break/></text:span><text:span text:style-name="T14">PUT /api/v1/products/{id}</text:span></text:p>
      <text:p text:style-name="P18"><text:span text:style-name="T10">Reemplaza un </text:span><text:span text:style-name="T13">producto</text:span><text:span text:style-name="T10"> completo. </text:span><text:span text:style-name="T11">Cliente debe enviar todos los campos requeridos. Retorna el objeto con todos sus valores modificados.</text:span><text:span text:style-name="T14"><text:line-break/>Respuesta (200 OK):</text:span><text:span text:style-name="T7"><text:line-break/><text:line-break/>{<text:line-break/></text:span><text:span text:style-name="T8"> <text:s/>"id": "3d8c...",</text:span><text:span text:style-name="T7"><text:line-break/> <text:s/>"name": "Auriculares Ryzen Pro",<text:line-break/> <text:s/>"sku": "XYZ-002",<text:line-break/> <text:s/>"description": "Versión mejorada de auriculares gaming.",<text:line-break/> <text:s/>"price": 59990,<text:line-break/> <text:s/>"currency": "CLP",<text:line-break/> <text:s/>"stock": 20,<text:line-break/></text:span><text:span text:style-name="T8"> <text:s/>"category_id": "</text:span><text:span text:style-name="T7">a5f1b...</text:span><text:span text:style-name="T8">",</text:span><text:span text:style-name="T7"><text:line-break/> <text:s/>"is_active": true,<text:line-break/> <text:s/>"created_at": "2025-07-01T12:00:00Z",<text:line-break/> <text:s/>"updated_at": "2025-</text:span><text:span text:style-name="T9">08</text:span><text:span text:style-name="T7">-15T14:20:00Z",<text:line-break/> <text:s/>"links": {<text:line-break/> <text:s text:c="3"/>"self": "/api/v1/products/3d8c..."<text:line-break/> <text:s/>}<text:line-break/>}<text:line-break/><text:line-break/><text:line-break/></text:span><text:span text:style-name="T14">PATCH /api/v1/products/{id}</text:span></text:p>
      <text:p text:style-name="P19"><text:span text:style-name="T11">Actualización parcial. Cliente debe enviar solo los campos a modificar. Retorna el objeto completo con los campos modificados y sin modificar.</text:span><text:span text:style-name="T14"><text:line-break/>Respuesta (200 OK):</text:span><text:span text:style-name="T7"><text:line-break/><text:line-break/>{<text:line-break/> <text:s/>"id": "</text:span><text:span text:style-name="T8">3d8c...</text:span><text:span text:style-name="T7">",<text:line-break/> <text:s/>"name": "Auriculares Ryzen",<text:line-break/> <text:s/>"sku": "XYZ-001",<text:line-break/> <text:s/>"description": "Auriculares gaming edición limitada.",<text:line-break/> <text:s/>"price": 49990,<text:line-break/> <text:s/>"currency": "CLP",<text:line-break/> <text:s/>"stock": 8,<text:line-break/></text:span><text:span text:style-name="T8"> <text:s/>"category_id": "</text:span><text:span text:style-name="T7">a5f1b...</text:span><text:span text:style-name="T8">",</text:span><text:span text:style-name="T7"><text:line-break/> <text:s/>"is_active": true,<text:line-break/></text:span><text:soft-page-break/><text:span text:style-name="T7"> <text:s/>"created_at": "2025-07-01T12:00:00Z",<text:line-break/> <text:s/>"updated_at": "2025-07-18T11:45:00Z",<text:line-break/> <text:s/>"links": {<text:line-break/> <text:s text:c="3"/>"self": "/api/v1/products/3d8c..."<text:line-break/> <text:s/>}<text:line-break/>}<text:line-break/></text:span></text:p>
      <text:p text:style-name="P19"><text:span text:style-name="T7"><text:line-break/></text:span><text:span text:style-name="T14">DELETE /api/v1/products/{id}</text:span></text:p>
      <text:p text:style-name="P18"><text:span text:style-name="T11">Elimina producto con soft delete por defecto. Perrmite eliminación física de ser </text:span><text:span text:style-name="T12">requerida</text:span><text:span text:style-name="T11">.</text:span><text:span text:style-name="T14"><text:line-break/>Respuesta (20</text:span><text:span text:style-name="T17">2</text:span><text:span text:style-name="T15"> </text:span><text:span text:style-name="T17">Accepted</text:span><text:span text:style-name="T14">) - </text:span><text:span text:style-name="T17">soft</text:span><text:span text:style-name="T14">, </text:span><text:span text:style-name="T17">(204 No Content) - hard</text:span><text:span text:style-name="T14">:</text:span><text:span text:style-name="T7"><text:line-break/><text:line-break/>{</text:span></text:p>
      <text:p text:style-name="P11"><text:s text:c="2"/>"is_active": false,</text:p>
      <text:p text:style-name="P11"><text:s text:c="2"/>"deleted_at": "2025-08-21T14:30:00Z",</text:p>
      <text:p text:style-name="P11"><text:s text:c="2"/>}</text:p>
      <text:p text:style-name="P11">}</text:p>
      <text:p text:style-name="P16"><text:span text:style-name="T8"/></text:p>
      <text:p text:style-name="P16"><text:span text:style-name="T8"/></text:p>
      <text:p text:style-name="P37">Categoría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8">Campo</text:p>
          </table:table-cell>
          <table:table-cell table:style-name="Table4.A1" office:value-type="string">
            <text:p text:style-name="P28">Tipo</text:p>
          </table:table-cell>
          <table:table-cell table:style-name="Table4.A1" office:value-type="string">
            <text:p text:style-name="P28">Requerido</text:p>
          </table:table-cell>
          <table:table-cell table:style-name="Table4.D1" office:value-type="string">
            <text:p text:style-name="P28">Descripción</text:p>
          </table:table-cell>
        </table:table-row>
        <table:table-row>
          <table:table-cell table:style-name="Table4.A2" office:value-type="string">
            <text:p text:style-name="P30">id</text:p>
          </table:table-cell>
          <table:table-cell table:style-name="Table4.A2" office:value-type="string">
            <text:p text:style-name="P31">uudi</text:p>
          </table:table-cell>
          <table:table-cell table:style-name="Table4.A2" office:value-type="string">
            <text:p text:style-name="P32">no</text:p>
          </table:table-cell>
          <table:table-cell table:style-name="Table4.D2" office:value-type="string">
            <text:p text:style-name="P32">Identificador publico</text:p>
          </table:table-cell>
        </table:table-row>
        <table:table-row>
          <table:table-cell table:style-name="Table4.A2" office:value-type="string">
            <text:p text:style-name="P30">name</text:p>
          </table:table-cell>
          <table:table-cell table:style-name="Table4.A2" office:value-type="string">
            <text:p text:style-name="P31">string</text:p>
          </table:table-cell>
          <table:table-cell table:style-name="Table4.A2" office:value-type="string">
            <text:p text:style-name="P32">si</text:p>
          </table:table-cell>
          <table:table-cell table:style-name="Table4.D2" office:value-type="string">
            <text:p text:style-name="P32">Nombre de la categoría</text:p>
          </table:table-cell>
        </table:table-row>
        <table:table-row>
          <table:table-cell table:style-name="Table4.A2" office:value-type="string">
            <text:p text:style-name="P30">slug</text:p>
          </table:table-cell>
          <table:table-cell table:style-name="Table4.A2" office:value-type="string">
            <text:p text:style-name="P31">string</text:p>
          </table:table-cell>
          <table:table-cell table:style-name="Table4.A2" office:value-type="string">
            <text:p text:style-name="P32">si</text:p>
          </table:table-cell>
          <table:table-cell table:style-name="Table4.D2" office:value-type="string">
            <text:p text:style-name="P32">Url legible</text:p>
          </table:table-cell>
        </table:table-row>
        <table:table-row>
          <table:table-cell table:style-name="Table4.A2" office:value-type="string">
            <text:p text:style-name="P30">parent_id</text:p>
          </table:table-cell>
          <table:table-cell table:style-name="Table4.A2" office:value-type="string">
            <text:p text:style-name="P31">string/null</text:p>
          </table:table-cell>
          <table:table-cell table:style-name="Table4.A2" office:value-type="string">
            <text:p text:style-name="P32">no</text:p>
          </table:table-cell>
          <table:table-cell table:style-name="Table4.D2" office:value-type="string">
            <text:p text:style-name="P32">Id de categoría padre (En caso de ser sub categoría)</text:p>
          </table:table-cell>
        </table:table-row>
        <table:table-row>
          <table:table-cell table:style-name="Table4.A2" office:value-type="string">
            <text:p text:style-name="P30">description</text:p>
          </table:table-cell>
          <table:table-cell table:style-name="Table4.A2" office:value-type="string">
            <text:p text:style-name="P31">string</text:p>
          </table:table-cell>
          <table:table-cell table:style-name="Table4.A2" office:value-type="string">
            <text:p text:style-name="P32">no</text:p>
          </table:table-cell>
          <table:table-cell table:style-name="Table4.D2" office:value-type="string">
            <text:p text:style-name="P32">Descripción larga de la categoría</text:p>
          </table:table-cell>
        </table:table-row>
        <table:table-row>
          <table:table-cell table:style-name="Table4.A2" office:value-type="string">
            <text:p text:style-name="P30">is_active</text:p>
          </table:table-cell>
          <table:table-cell table:style-name="Table4.A2" office:value-type="string">
            <text:p text:style-name="P31">boolean</text:p>
          </table:table-cell>
          <table:table-cell table:style-name="Table4.A2" office:value-type="string">
            <text:p text:style-name="P32">no</text:p>
          </table:table-cell>
          <table:table-cell table:style-name="Table4.D2" office:value-type="string">
            <text:p text:style-name="P29">Si <text:span text:style-name="T21">la categoría</text:span> está activ<text:span text:style-name="T21">a</text:span> (soft delete usa false)</text:p>
          </table:table-cell>
        </table:table-row>
        <table:table-row>
          <table:table-cell table:style-name="Table4.A2" office:value-type="string">
            <text:p text:style-name="P30">created_at</text:p>
          </table:table-cell>
          <table:table-cell table:style-name="Table4.A2" office:value-type="string">
            <text:p text:style-name="P31">string</text:p>
          </table:table-cell>
          <table:table-cell table:style-name="Table4.A2" office:value-type="string">
            <text:p text:style-name="P32">No (default true)</text:p>
          </table:table-cell>
          <table:table-cell table:style-name="Table4.D2" office:value-type="string">
            <text:p text:style-name="P29">Fecha de creación (set del servidor)</text:p>
          </table:table-cell>
        </table:table-row>
        <table:table-row>
          <table:table-cell table:style-name="Table4.A2" office:value-type="string">
            <text:p text:style-name="P30">updated_at</text:p>
          </table:table-cell>
          <table:table-cell table:style-name="Table4.A2" office:value-type="string">
            <text:p text:style-name="P31">string</text:p>
          </table:table-cell>
          <table:table-cell table:style-name="Table4.A2" office:value-type="string">
            <text:p text:style-name="P32">no</text:p>
          </table:table-cell>
          <table:table-cell table:style-name="Table4.D2" office:value-type="string">
            <text:p text:style-name="P29">Fecha de última modificación (set del servidor)</text:p>
          </table:table-cell>
        </table:table-row>
        <table:table-row>
          <table:table-cell table:style-name="Table4.A2" office:value-type="string">
            <text:p text:style-name="P30">deleted_at</text:p>
          </table:table-cell>
          <table:table-cell table:style-name="Table4.A2" office:value-type="string">
            <text:p text:style-name="P31">string</text:p>
          </table:table-cell>
          <table:table-cell table:style-name="Table4.A2" office:value-type="string">
            <text:p text:style-name="P32">no</text:p>
          </table:table-cell>
          <table:table-cell table:style-name="Table4.D2" office:value-type="string">
            <text:p text:style-name="P29">Fecha de eliminación (soft delete/set del servidor)</text:p>
          </table:table-cell>
        </table:table-row>
        <table:table-row>
          <table:table-cell table:style-name="Table4.A2" office:value-type="string">
            <text:p text:style-name="P30">links</text:p>
          </table:table-cell>
          <table:table-cell table:style-name="Table4.A2" office:value-type="string">
            <text:p text:style-name="P31">object</text:p>
          </table:table-cell>
          <table:table-cell table:style-name="Table4.A2" office:value-type="string">
            <text:p text:style-name="P32">no</text:p>
          </table:table-cell>
          <table:table-cell table:style-name="Table4.D2" office:value-type="string">
            <text:p text:style-name="P29">Link del recurso (set del servidor)</text:p>
          </table:table-cell>
        </table:table-row>
      </table:table>
      <text:p text:style-name="P16"><text:span text:style-name="T16"/></text:p>
      <text:p text:style-name="P16"><text:span text:style-name="T16"/></text:p>
      <text:p text:style-name="P16"><text:span text:style-name="T16"/></text:p>
      <text:p text:style-name="P24">GET /api/v1/categories</text:p>
      <text:p text:style-name="P20"><text:span text:style-name="T1">Retorna lista de categorías.</text:span><text:span text:style-name="T6"><text:line-break/>Respuesta (200 OK)</text:span><text:line-break/><text:line-break/>{</text:p>
      <text:p text:style-name="P21"><text:s text:c="2"/>"meta": { "page": 1, "per_page": 20, "total": 1 },</text:p>
      <text:p text:style-name="P21"><text:s text:c="2"/>"data": [</text:p>
      <text:p text:style-name="P21"><text:s text:c="4"/>{</text:p>
      <text:p text:style-name="P21"><text:s text:c="6"/>"id": "a5f1b...",</text:p>
      <text:p text:style-name="P21"><text:s text:c="6"/>"name": "Audio",</text:p>
      <text:p text:style-name="P21"><text:soft-page-break/><text:s text:c="6"/>"slug": "audio",</text:p>
      <text:p text:style-name="P21"><text:s text:c="6"/>"parent_id": null,</text:p>
      <text:p text:style-name="P21"><text:s text:c="6"/>"description": "Productos de audio",</text:p>
      <text:p text:style-name="P21"><text:s text:c="6"/>"is_active": true,</text:p>
      <text:p text:style-name="P21"><text:s text:c="6"/>"created_at": "2025-06-01T10:00:00Z",</text:p>
      <text:p text:style-name="P21"><text:s text:c="6"/>"updated_at": "2025-07-01T12:00:00Z",</text:p>
      <text:p text:style-name="P21"><text:s text:c="6"/>"links": {</text:p>
      <text:p text:style-name="P21"><text:s text:c="8"/>"self": "/api/v1/categories/a5f1b1..."</text:p>
      <text:p text:style-name="P21"><text:s text:c="6"/>}</text:p>
      <text:p text:style-name="P21"><text:s text:c="4"/>}</text:p>
      <text:p text:style-name="P21"><text:s text:c="2"/>]</text:p>
      <text:p text:style-name="P20">}<text:line-break/><text:line-break/><text:span text:style-name="T6">POST /api/v1/categories</text:span></text:p>
      <text:p text:style-name="P22"><text:span text:style-name="T2">Crea una nueva categoría. </text:span><text:span text:style-name="T3">Retorna esta misma categoría.</text:span><text:span text:style-name="T6"><text:line-break/>Respuesta (201 Created)</text:span><text:line-break/><text:line-break/>{<text:line-break/> <text:s/>"id": "a5f1b...",<text:line-break/> <text:s/>"name": "Audio",<text:line-break/> <text:s/>"slug": "audio",<text:line-break/> <text:s/>"parent_id": null,<text:line-break/> <text:s/>"description": "Productos de audio",<text:line-break/> <text:s/>"is_active": true,<text:line-break/> <text:s/>"created_at": "2025-06-01T10:00:00Z",<text:line-break/> <text:s/>"updated_at": "2025-06-01T10:00:00Z",<text:line-break/> <text:s/>"links": {<text:line-break/> <text:s text:c="3"/>"self": "/api/v1/categories/a5f1b1..."<text:line-break/> <text:s/>}<text:line-break/>}<text:line-break/><text:line-break/><text:span text:style-name="T6">GET /api/v1/categories/{id}</text:span></text:p>
      <text:p text:style-name="P22"><text:span text:style-name="T3">Obtiene una categoría.</text:span><text:span text:style-name="T6"><text:line-break/>Respuesta (200 OK)</text:span><text:line-break/><text:line-break/>{<text:line-break/> <text:s/>"id": "a5f1b...",<text:line-break/> <text:s/>"name": "Audio",<text:line-break/> <text:s/>"slug": "audio",<text:line-break/> <text:s/>"parent_id": null,<text:line-break/> <text:s/>"description": "Productos de audio",<text:line-break/> <text:s/>"is_active": true,<text:line-break/> <text:s/>"created_at": "2025-06-01T10:00:00Z",<text:line-break/> <text:s/>"updated_at": "2025-07-01T12:00:00Z",<text:line-break/> <text:s/>"links": {<text:line-break/> <text:s text:c="3"/>"self": "/api/v1/categories/a5f1b1..."<text:line-break/> <text:s/>}<text:line-break/>}<text:line-break/><text:soft-page-break/><text:line-break/><text:span text:style-name="T6">PUT /api/v1/categories/{id}</text:span></text:p>
      <text:p text:style-name="P22"><text:span text:style-name="T10">Reemplaza un</text:span><text:span text:style-name="T13">a categoría</text:span><text:span text:style-name="T10"> complet</text:span><text:span text:style-name="T13">a</text:span><text:span text:style-name="T10">. </text:span><text:span text:style-name="T11">Cliente debe enviar todos los campos requeridos. Retorna el objeto con todos sus valores modificados.</text:span><text:span text:style-name="T6"><text:line-break/>Respuesta (200 OK)</text:span><text:line-break/><text:line-break/>{<text:line-break/> <text:s/>"id": "a5f1b...",<text:line-break/> <text:s/>"name": "Audio &amp; Sonido",<text:line-break/> <text:s/>"slug": "audio-sonido",<text:line-break/> <text:s/>"parent_id": null,<text:line-break/> <text:s/>"description": "Productos de audio y equipos de sonido",<text:line-break/> <text:s/>"is_active": true,<text:line-break/> <text:s/>"created_at": "2025-06-01T10:00:00Z",<text:line-break/> <text:s/>"updated_at": "2025-07-15T09:00:00Z",<text:line-break/> <text:s/>"links": {<text:line-break/> <text:s text:c="3"/>"self": "/api/v1/categories/a5f1b1..."<text:line-break/> <text:s/>}<text:line-break/>}<text:line-break/><text:line-break/><text:span text:style-name="T6">PATCH /api/v1/categories/{id}</text:span></text:p>
      <text:p text:style-name="P22"><text:span text:style-name="T11">Actualización parcial. Cliente debe enviar solo los campos a modificar. Retorna el objeto completo con los campos modificados y sin modificar.</text:span><text:span text:style-name="T6"><text:line-break/>Respuesta (200 OK)<text:line-break/></text:span><text:line-break/>{<text:line-break/> <text:s/>"id": "a5f1b...",<text:line-break/> <text:s/>"name": "Audio",<text:line-break/> <text:s/>"slug": "audio",<text:line-break/> <text:s/>"parent_id": null,<text:line-break/> <text:s/>"description": "Productos de audio (nueva descripción breve)",<text:line-break/> <text:s/>"is_active": true,<text:line-break/> <text:s/>"created_at": "2025-06-01T10:00:00Z",<text:line-break/> <text:s/>"updated_at": "2025-07-20T11:30:00Z",<text:line-break/> <text:s/>"links": {<text:line-break/> <text:s text:c="3"/>"self": "/api/v1/categories/a5f1b1..."<text:line-break/> <text:s/>}<text:line-break/>}<text:line-break/><text:line-break/><text:span text:style-name="T6">DELETE /api/v1/categories/{id} (soft delete)</text:span></text:p>
      <text:p text:style-name="P22"><text:span text:style-name="T11">Elimina producto con soft delete por defecto. Perrmite eliminación física de ser </text:span><text:span text:style-name="T12">requerida</text:span><text:span text:style-name="T11">.</text:span><text:span text:style-name="T14"><text:line-break/>Respuesta (20</text:span><text:span text:style-name="T17">2</text:span><text:span text:style-name="T15"> </text:span><text:span text:style-name="T17">Accepted</text:span><text:span text:style-name="T14">) - </text:span><text:span text:style-name="T17">soft</text:span><text:span text:style-name="T14">, </text:span><text:span text:style-name="T17">(204 No Content) - hard</text:span><text:span text:style-name="T14">:</text:span><text:line-break/></text:p>
      <text:p text:style-name="P23">{<text:line-break/> <text:s/>"is_active": false,<text:line-break/> <text:s/>"deleted_at": "2025-08-21T14:30:00Z",<text:line-break/> <text:s/>}<text:line-break/>}</text:p>
      <text:p text:style-name="P23"/>
      <text:p text:style-name="P25"><text:soft-page-break/>EJEMPLO DE ERROR:</text:p>
      <text:p text:style-name="P27"/>
      <text:p text:style-name="P27">{</text:p>
      <text:p text:style-name="P27"><text:s text:c="2"/>"error": {</text:p>
      <text:p text:style-name="P27"><text:s text:c="4"/>"code": 404,</text:p>
      <text:p text:style-name="P27"><text:s text:c="4"/>"type": "Not Found",</text:p>
      <text:p text:style-name="P27"><text:s text:c="4"/>"message": "El producto con id 'a5f1...' no existe.",</text:p>
      <text:p text:style-name="P27"><text:s text:c="4"/>"details": {</text:p>
      <text:p text:style-name="P27"><text:s text:c="6"/>"resource": "/api/v1/products/a5f1..."</text:p>
      <text:p text:style-name="P27"><text:s text:c="4"/>}</text:p>
      <text:p text:style-name="P27"><text:s text:c="2"/>}</text:p>
      <text:p text:style-name="P27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Code" style:display-name="Source Code" style:family="paragraph" style:parent-style-name="Standard"/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pact" style:family="paragraph" style:parent-style-name="Text_20_body">
      <style:paragraph-properties fo:margin-top="0.0252in" fo:margin-bottom="0.0252in" style:contextual-spacing="false"/>
    </style:style>
    <style:style style:name="First_20_Paragraph" style:display-name="First Paragraph" style:family="paragraph" style:parent-style-name="Text_20_body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FunctionTok" style:family="text" style:parent-style-name="Verbatim_20_Char">
      <style:text-properties fo:color="#06287e" loext:opacity="100%"/>
    </style:style>
    <style:style style:name="NormalTok" style:family="text" style:parent-style-name="Verbatim_20_Char"/>
    <style:style style:name="DataTypeTok" style:family="text" style:parent-style-name="Verbatim_20_Char">
      <style:text-properties fo:color="#902000" loext:opacity="100%"/>
    </style:style>
    <style:style style:name="StringTok" style:family="text" style:parent-style-name="Verbatim_20_Char">
      <style:text-properties fo:color="#4070a0" loext:opacity="100%"/>
    </style:style>
    <style:style style:name="DecValTok" style:family="text" style:parent-style-name="Verbatim_20_Char">
      <style:text-properties fo:color="#40a070" loext:opacity="100%"/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1T22:50:56.101000000</meta:creation-date>
    <dc:date>2025-08-22T20:01:38.509000000</dc:date>
    <meta:editing-duration>PT1H36M43S</meta:editing-duration>
    <meta:editing-cycles>4</meta:editing-cycles>
    <meta:generator>LibreOffice/24.2.4.2$Windows_X86_64 LibreOffice_project/51a6219feb6075d9a4c46691dcfe0cd9c4fff3c2</meta:generator>
    <meta:print-date>2025-08-22T20:00:57.519000000</meta:print-date>
    <meta:printed-by>PDF files</meta:printed-by>
    <meta:document-statistic meta:table-count="4" meta:image-count="0" meta:object-count="0" meta:page-count="8" meta:paragraph-count="250" meta:word-count="935" meta:character-count="7947" meta:non-whitespace-character-count="6795"/>
  </office:meta>
</office:document-meta>
</file>